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stroke="dash" draw:stroke-dash="Fine_20_Dashed" svg:stroke-color="#000000" draw:fill="none" draw:fill-color="#ffffff" fo:min-height="6.401cm" fo:padding-top="0.3cm" fo:padding-bottom="0.3cm" fo:padding-left="0.3cm" fo:padding-right="0.3cm" style:run-through="foreground"/>
    </style:style>
    <style:style style:name="gr3" style:family="graphic">
      <style:graphic-properties svg:stroke-color="#000000" draw:textarea-horizontal-align="center" draw:textarea-vertical-align="middle" style:run-through="foreground"/>
    </style:style>
    <style:style style:name="gr4" style:family="graphic">
      <style:graphic-properties draw:stroke="solid" svg:stroke-color="#000000" draw:fill="solid" draw:fill-color="#ffffff" draw:textarea-vertical-align="middle" fo:min-height="1.402cm" fo:padding-top="0.3cm" fo:padding-bottom="0.3cm" fo:padding-left="0.3cm" fo:padding-right="0.3cm" style:run-through="foreground"/>
    </style:style>
    <style:style style:name="gr5" style:family="graphic">
      <style:graphic-properties draw:stroke="solid" svg:stroke-color="#000000" draw:fill="solid" draw:fill-color="#ffffff" draw:textarea-vertical-align="middle" fo:min-height="1.402cm" fo:padding-top="0.3cm" fo:padding-bottom="0.3cm" fo:padding-left="0.3cm" fo:padding-right="0.3cm" style:run-through="foreground"/>
    </style:style>
    <style:style style:name="gr6" style:family="graphic">
      <style:graphic-properties draw:stroke="solid" svg:stroke-color="#000000" draw:fill="solid" draw:fill-color="#ffffff" draw:textarea-vertical-align="middle" fo:min-height="1.402cm" fo:padding-top="0.3cm" fo:padding-bottom="0.3cm" fo:padding-left="0.3cm" fo:padding-right="0.3cm" style:run-through="foreground"/>
    </style:style>
    <style:style style:name="gr7" style:family="graphic">
      <style:graphic-properties draw:stroke="solid" svg:stroke-color="#000000" draw:fill="solid" draw:fill-color="#ffffff" draw:textarea-vertical-align="middle" fo:min-height="1.402cm" fo:padding-top="0.3cm" fo:padding-bottom="0.3cm" fo:padding-left="0.3cm" fo:padding-right="0.3cm" style:run-through="foreground"/>
    </style:style>
    <style:style style:name="gr8" style:family="graphic">
      <style:graphic-properties draw:stroke="solid" svg:stroke-color="#000000" draw:fill="solid" draw:fill-color="#ffffff" draw:textarea-vertical-align="middle" fo:min-height="1.402cm" fo:padding-top="0.3cm" fo:padding-bottom="0.3cm" fo:padding-left="0.3cm" fo:padding-right="0.3cm" style:run-through="foreground"/>
    </style:style>
    <style:style style:name="gr9" style:family="graphic">
      <style:graphic-properties draw:stroke="solid" svg:stroke-color="#000000" draw:fill="solid" draw:fill-color="#ffffff" draw:textarea-vertical-align="middle" fo:min-height="1.402cm" fo:padding-top="0.3cm" fo:padding-bottom="0.3cm" fo:padding-left="0.3cm" fo:padding-right="0.3cm" style:run-through="foreground"/>
    </style:style>
    <style:style style:name="gr10" style:family="graphic">
      <style:graphic-properties draw:stroke="solid" svg:stroke-color="#000000" draw:fill="solid" draw:fill-color="#ffffff" draw:textarea-vertical-align="middle" fo:min-height="1.402cm" fo:padding-top="0.3cm" fo:padding-bottom="0.3cm" fo:padding-left="0.3cm" fo:padding-right="0.3cm" style:run-through="foreground"/>
    </style:style>
    <style:style style:name="gr11" style:family="graphic">
      <style:graphic-properties draw:stroke="solid" svg:stroke-color="#000000" draw:fill="solid" draw:fill-color="#ffffff" draw:textarea-vertical-align="middle" fo:min-height="1.402cm" fo:padding-top="0.3cm" fo:padding-bottom="0.3cm" fo:padding-left="0.3cm" fo:padding-right="0.3cm" style:run-through="foreground"/>
    </style:style>
    <style:style style:name="gr12" style:family="graphic">
      <style:graphic-properties draw:stroke="solid" svg:stroke-color="#000000" draw:fill="solid" draw:fill-color="#ffffff" draw:textarea-vertical-align="middle" fo:min-height="1.402cm" fo:padding-top="0.3cm" fo:padding-bottom="0.3cm" fo:padding-left="0.3cm" fo:padding-right="0.3cm" style:run-through="foreground"/>
    </style:style>
    <style:style style:name="gr13" style:family="graphic">
      <style:graphic-properties draw:stroke="solid" svg:stroke-color="#000000" draw:fill="solid" draw:fill-color="#ffffff" draw:textarea-vertical-align="middle" fo:min-height="1.402cm" fo:padding-top="0.3cm" fo:padding-bottom="0.3cm" fo:padding-left="0.3cm" fo:padding-right="0.3cm" style:run-through="foreground"/>
    </style:style>
    <style:style style:name="gr14" style:family="graphic">
      <style:graphic-properties draw:stroke="solid" svg:stroke-color="#000000" draw:fill="solid" draw:fill-color="#ffffff" draw:textarea-vertical-align="middle" fo:min-height="1.402cm" fo:padding-top="0.3cm" fo:padding-bottom="0.3cm" fo:padding-left="0.3cm" fo:padding-right="0.3cm" style:run-through="foreground"/>
    </style:style>
    <style:style style:name="gr15" style:family="graphic">
      <style:graphic-properties draw:stroke="solid" svg:stroke-color="#000000" draw:fill="solid" draw:fill-color="#ffffff" draw:textarea-vertical-align="middle" fo:min-height="1.402cm" fo:padding-top="0.3cm" fo:padding-bottom="0.3cm" fo:padding-left="0.3cm" fo:padding-right="0.3cm" style:run-through="foreground"/>
    </style:style>
    <style:style style:name="gr16" style:family="graphic">
      <style:graphic-properties draw:stroke="solid" svg:stroke-color="#000000" draw:fill="solid" draw:fill-color="#ffffff" draw:textarea-vertical-align="middle" fo:min-height="1.402cm" fo:padding-top="0.3cm" fo:padding-bottom="0.3cm" fo:padding-left="0.3cm" fo:padding-right="0.3cm" style:run-through="foreground"/>
    </style:style>
    <style:style style:name="gr17" style:family="graphic">
      <style:graphic-properties draw:stroke="solid" svg:stroke-color="#000000" draw:fill="solid" draw:fill-color="#ffffff" draw:textarea-vertical-align="middle" fo:min-height="1.402cm" fo:padding-top="0.3cm" fo:padding-bottom="0.3cm" fo:padding-left="0.3cm" fo:padding-right="0.3cm" style:run-through="foreground"/>
    </style:style>
    <style:style style:name="gr18" style:family="graphic">
      <style:graphic-properties draw:stroke="solid" svg:stroke-color="#000000" draw:fill="solid" draw:fill-color="#ffffff" draw:textarea-vertical-align="middle" fo:min-height="1.402cm" fo:padding-top="0.3cm" fo:padding-bottom="0.3cm" fo:padding-left="0.3cm" fo:padding-right="0.3cm" style:run-through="foreground"/>
    </style:style>
    <style:style style:name="gr19" style:family="graphic">
      <style:graphic-properties draw:stroke="solid" svg:stroke-color="#000000" draw:fill="solid" draw:fill-color="#ffffff" draw:textarea-vertical-align="middle" fo:min-height="1.402cm" fo:padding-top="0.3cm" fo:padding-bottom="0.3cm" fo:padding-left="0.3cm" fo:padding-right="0.3cm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0" draw:style-name="gr1"><draw:frame draw:name="Form3" draw:style-name="gr2" draw:text-style-name="P2" svg:width="12.002cm" svg:height="7.002cm" svg:x="0.376cm" svg:y="1.998cm"><draw:text-box><text:p>RailControl</text:p></draw:text-box></draw:frame><draw:line draw:name="Form2" draw:style-name="gr3" draw:text-style-name="P3" svg:x1="5.376cm" svg:y1="5.501cm" svg:x2="2.376cm" svg:y2="6.499cm"><text:p/></draw:line><draw:frame draw:name="Form1" draw:style-name="gr4" draw:text-style-name="P5" svg:width="2.999cm" svg:height="2.063cm" svg:x="1.376cm" svg:y="3.937cm"><draw:text-box><text:p text:style-name="P4">Lokomotiven,<text:line-break/>Weichen, Signale, ...</text:p></draw:text-box></draw:frame><draw:frame draw:name="Form1" draw:style-name="gr5" draw:text-style-name="P5" svg:width="2.999cm" svg:height="2.003cm" svg:x="9.381cm" svg:y="10.001cm"><draw:text-box><text:p text:style-name="P6">Logging-Client</text:p></draw:text-box></draw:frame><draw:frame draw:name="Form1" draw:style-name="gr6" draw:text-style-name="P5" svg:width="2.999cm" svg:height="2.003cm" svg:x="13.379cm" svg:y="4cm"><draw:text-box><text:p text:style-name="P6">Digital-Zentrale</text:p></draw:text-box></draw:frame><draw:frame draw:name="Form1" draw:style-name="gr7" draw:text-style-name="P5" svg:width="2.999cm" svg:height="2.003cm" svg:x="5.378cm" svg:y="9.997cm"><draw:text-box><text:p text:style-name="P6">WebClient</text:p><text:p text:style-name="P6"/></draw:text-box></draw:frame><draw:frame draw:name="Form1" draw:style-name="gr8" draw:text-style-name="P5" svg:width="2.999cm" svg:height="2.003cm" svg:x="1.376cm" svg:y="9.999cm"><draw:text-box><text:p text:style-name="P6">Console-Client</text:p></draw:text-box></draw:frame><draw:frame draw:name="Form1" draw:style-name="gr9" draw:text-style-name="P5" svg:width="2.999cm" svg:height="2.003cm" svg:x="4.879cm" svg:y="3.499cm"><draw:text-box><text:p text:style-name="P6">Manager (Dispatcher)</text:p></draw:text-box></draw:frame><draw:frame draw:name="Form1" draw:style-name="gr10" draw:text-style-name="P5" svg:width="2.999cm" svg:height="2.003cm" svg:x="8.88cm" svg:y="3.499cm"><draw:text-box><text:p text:style-name="P6">Hardware-Handler</text:p></draw:text-box></draw:frame><draw:frame draw:name="Form1" draw:style-name="gr11" draw:text-style-name="P5" svg:width="2.999cm" svg:height="2.003cm" svg:x="4.879cm" svg:y="6.499cm"><draw:text-box><text:p text:style-name="P6">WebServer</text:p></draw:text-box></draw:frame><draw:frame draw:name="Form1" draw:style-name="gr12" draw:text-style-name="P5" svg:width="2.999cm" svg:height="2.003cm" svg:x="0.877cm" svg:y="6.499cm"><draw:text-box><text:p text:style-name="P6">Console-Server</text:p></draw:text-box></draw:frame><draw:frame draw:name="Form1" draw:style-name="gr13" draw:text-style-name="P5" svg:width="2.999cm" svg:height="2.003cm" svg:x="4.881cm" svg:y="9.5cm"><draw:text-box><text:p text:style-name="P6">WebClient</text:p></draw:text-box></draw:frame><draw:frame draw:name="Form1" draw:style-name="gr14" draw:text-style-name="P5" svg:width="2.999cm" svg:height="2.003cm" svg:x="0.877cm" svg:y="9.5cm"><draw:text-box><text:p text:style-name="P6">Console-Client</text:p></draw:text-box></draw:frame><draw:frame draw:name="Form1" draw:style-name="gr15" draw:text-style-name="P5" svg:width="2.999cm" svg:height="2.003cm" svg:x="12.88cm" svg:y="3.499cm"><draw:text-box><text:p text:style-name="P6">Digital-Zentrale</text:p></draw:text-box></draw:frame><draw:frame draw:name="Form1" draw:style-name="gr16" draw:text-style-name="P5" svg:width="2.999cm" svg:height="2.003cm" svg:x="8.878cm" svg:y="6.499cm"><draw:text-box><text:p text:style-name="P6">Logging-Server</text:p></draw:text-box></draw:frame><draw:frame draw:name="Form1" draw:style-name="gr17" draw:text-style-name="P5" svg:width="2.999cm" svg:height="2.003cm" svg:x="8.878cm" svg:y="9.502cm"><draw:text-box><text:p text:style-name="P6">Logging-Client</text:p></draw:text-box></draw:frame><draw:line draw:name="Form2" draw:style-name="gr3" draw:text-style-name="P3" svg:x1="11.878cm" svg:y1="4.499cm" svg:x2="12.878cm" svg:y2="4.499cm"><text:p/></draw:line><draw:line draw:name="Form2" draw:style-name="gr3" draw:text-style-name="P3" svg:x1="7.878cm" svg:y1="4.499cm" svg:x2="8.878cm" svg:y2="4.499cm"><text:p/></draw:line><draw:line draw:name="Form2" draw:style-name="gr3" draw:text-style-name="P3" svg:x1="6.377cm" svg:y1="8.5cm" svg:x2="6.377cm" svg:y2="9.5cm"><text:p/></draw:line><draw:line draw:name="Form2" draw:style-name="gr3" draw:text-style-name="P3" svg:x1="10.379cm" svg:y1="8.501cm" svg:x2="10.379cm" svg:y2="9.501cm"><text:p/></draw:line><draw:line draw:name="Form2" draw:style-name="gr3" draw:text-style-name="P3" svg:x1="2.376cm" svg:y1="8.501cm" svg:x2="2.376cm" svg:y2="9.501cm"><text:p/></draw:line><draw:line draw:name="Form2" draw:style-name="gr3" draw:text-style-name="P3" svg:x1="7.377cm" svg:y1="5.499cm" svg:x2="10.377cm" svg:y2="6.497cm"><text:p/></draw:line><draw:line draw:name="Form2" draw:style-name="gr3" draw:text-style-name="P3" svg:x1="6.377cm" svg:y1="5.499cm" svg:x2="6.377cm" svg:y2="6.499cm"><text:p/></draw:line><draw:frame draw:name="Form1" draw:style-name="gr18" draw:text-style-name="P5" svg:width="2.999cm" svg:height="2.003cm" svg:x="12.878cm" svg:y="6.499cm"><draw:text-box><text:p text:style-name="P6">Modellbahn</text:p></draw:text-box></draw:frame><draw:line draw:name="Form2" draw:style-name="gr3" draw:text-style-name="P3" svg:x1="14.378cm" svg:y1="5.499cm" svg:x2="14.378cm" svg:y2="6.499cm"><text:p/></draw:line><draw:frame draw:name="Form1" draw:style-name="gr19" draw:text-style-name="P5" svg:width="2.999cm" svg:height="2.063cm" svg:x="0.877cm" svg:y="3.467cm"><draw:text-box><text:p text:style-name="P6">Lokomotiven,<text:line-break/>Weichen, Signale, ...</text:p></draw:text-box></draw:frame><draw:line draw:name="Form2" draw:style-name="gr3" draw:text-style-name="P3" svg:x1="3.877cm" svg:y1="4.499cm" svg:x2="4.877cm" svg:y2="4.499cm"><text:p/></draw: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ddy </meta:initial-creator>
    <meta:creation-date>2019-06-11T10:11:17.373195073</meta:creation-date>
    <dc:date>2019-06-11T12:47:48.336416909</dc:date>
    <dc:creator>Teddy </dc:creator>
    <meta:editing-duration>PT1H13M5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